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officeooo:paragraph-rsid="0005122a"/>
    </style:style>
    <style:style style:name="P2" style:family="paragraph" style:parent-style-name="Standard">
      <style:paragraph-properties fo:margin-left="0cm" fo:margin-right="0cm" fo:text-align="start" style:justify-single-word="false" fo:text-indent="0cm" style:auto-text-indent="false"/>
      <style:text-properties officeooo:paragraph-rsid="0005bea6"/>
    </style:style>
    <style:style style:name="T1" style:family="text">
      <style:text-properties fo:font-variant="normal" fo:text-transform="none" fo:color="#000000" style:font-name="Helvetica Neue" fo:font-size="10.5pt" fo:letter-spacing="normal" fo:language="en" fo:country="US" fo:font-style="normal" fo:font-weight="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5122a"/>
    </style:style>
    <style:style style:name="T4" style:family="text">
      <style:text-properties fo:font-variant="normal" fo:text-transform="none" fo:letter-spacing="normal" fo:font-style="normal" fo:font-weight="normal" officeooo:rsid="0005bea6"/>
    </style:style>
    <style:style style:name="T5" style:family="text">
      <style:text-properties fo:font-variant="normal" fo:text-transform="none" fo:letter-spacing="normal" fo:font-style="normal" fo:font-weight="bold"/>
    </style:style>
    <style:style style:name="T6" style:family="text">
      <style:text-properties fo:font-variant="normal" fo:text-transform="none" fo:letter-spacing="normal" fo:font-style="normal" fo:font-weight="bold" style:font-weight-asian="bold" style:font-weight-complex="bold"/>
    </style:style>
    <style:style style:name="T7" style:family="text">
      <style:text-properties fo:font-variant="normal" fo:text-transform="none" fo:letter-spacing="normal" fo:font-style="normal" fo:font-weight="bold" officeooo:rsid="0005122a" style:font-weight-asian="bold" style:font-weight-complex="bold"/>
    </style:style>
    <style:style style:name="T8" style:family="text">
      <style:text-properties fo:font-variant="normal" fo:text-transform="none" fo:letter-spacing="normal" fo:font-style="normal" fo:font-weight="bold" officeooo:rsid="0005bea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Let's start with Honduras. A common trend here is that both parents work </text:span><text:span text:style-name="T7">as a result of</text:span><text:span text:style-name="T3"> the increasing life cost, moms don't stay at home taking care of their children anymore, they are usually leaving their kids at </text:span><text:span text:style-name="T7">day-care centers</text:span><text:span text:style-name="T3"> or with another family member so they can have a part time or full time work. </text:span><text:span text:style-name="T4">Another raising problem is young pregnacy, it leads to more problems, </text:span><text:span text:style-name="T8">paternity leave</text:span><text:span text:style-name="T4"> because parents weren't ready for a child, more abortions which leads to more deaths due to malpractice, etc. </text:span></text:p>
      <text:p text:style-name="P1"><text:span text:style-name="T3"/></text:p>
      <text:p text:style-name="P1"><text:span text:style-name="T3">World wide, one of the new trends is outsourcing, nearshoring, offshoring and a lot of other similar terms, all of them about new ways of working. In my career (systems engineering) offshoring is getting more popular, we are </text:span><text:span text:style-name="T7">working from home</text:span><text:span text:style-name="T3">, without paying taxes for our earns, without spending in commuting. The most important thing is that everybody wins </text:span><text:span text:style-name="T7">because</text:span><text:span text:style-name="T3"> even if we earn more money than if we were working for a local company for our employers is still cheaper than employing local people.</text:span></text:p>
      <text:p text:style-name="P1"><text:span text:style-name="T3"/></text:p>
      <text:p text:style-name="P1"><text:span text:style-name="T3">The other social change I've noticed is about our environment. Increasing urban development and population are affecting our planet, since a couple of years we've been earing of </text:span><text:span text:style-name="T7">global warming</text:span><text:span text:style-name="T3">. Some governments have tried to help making laws about contamination, environment friendly techs , and so forth. </text:span><text:span text:style-name="T7">Although</text:span><text:span text:style-name="T3"> all those laws exists, people is not doing anything to help, </text:span><text:span text:style-name="T4">they keep throwing </text:span><text:span text:style-name="T8">garbage</text:span><text:span text:style-name="T4">, not recycling, killing our planet. Global warming is affecting the planet in so many different ways, oceans level is raising due to ice melting on the poles, temperature changes all over the world, every day more animal species goes to the </text:span><text:span text:style-name="T8">endangered species</text:span><text:span text:style-name="T4"> category. </text:span></text:p>
      <text:p text:style-name="P2"><text:span text:style-name="T4">The funny thing is that our planet doesn't need us, if this keeps going I don't think it would be human engineering capable of saving human kind; as Agent Smith said in Matrix: “humans are not mamels, they're a virus for thi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Helvetica Neue" svg:font-family="'Helvetica Neue', Arial, Helvetica, sans-serif"/>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7T12:48:36</meta:creation-date>
    <dc:date>2013-05-28T09:12:34</dc:date>
    <meta:editing-duration>PT53S</meta:editing-duration>
    <meta:editing-cycles>3</meta:editing-cycles>
    <meta:generator>LibreOffice/3.6$Linux_x86 LibreOffice_project/360m1$Build-2</meta:generator>
    <meta:document-statistic meta:table-count="0" meta:image-count="0" meta:object-count="0" meta:page-count="1" meta:paragraph-count="4" meta:word-count="323" meta:character-count="1917" meta:non-whitespace-character-count="1596"/>
  </office:meta>
</office:document-meta>
</file>